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eadTag.add( HashMap html , HashMap htmlQuirks , HashMap xht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ndering.doEndTag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ing.doStartTag( Appender sb , AbstractTagState render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at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